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592c" officeooo:paragraph-rsid="0016592c"/>
    </style:style>
    <style:style style:name="P2" style:family="paragraph" style:parent-style-name="Standard">
      <style:text-properties officeooo:rsid="0016592c" officeooo:paragraph-rsid="001b12ef"/>
    </style:style>
    <style:style style:name="P3" style:family="paragraph" style:parent-style-name="Standard">
      <style:text-properties officeooo:rsid="0016592c" officeooo:paragraph-rsid="002146a6"/>
    </style:style>
    <style:style style:name="P4" style:family="paragraph" style:parent-style-name="Standard">
      <style:text-properties officeooo:rsid="0016592c" officeooo:paragraph-rsid="0022cd9e"/>
    </style:style>
    <style:style style:name="P5" style:family="paragraph" style:parent-style-name="Standard">
      <style:text-properties officeooo:rsid="0016592c" officeooo:paragraph-rsid="002da169"/>
    </style:style>
    <style:style style:name="P6" style:family="paragraph" style:parent-style-name="Standard">
      <style:text-properties officeooo:rsid="0016592c" officeooo:paragraph-rsid="003230b7"/>
    </style:style>
    <style:style style:name="P7" style:family="paragraph" style:parent-style-name="Standard">
      <style:text-properties officeooo:rsid="0016592c" officeooo:paragraph-rsid="0037c8ab"/>
    </style:style>
    <style:style style:name="P8" style:family="paragraph" style:parent-style-name="Standard">
      <style:text-properties fo:font-weight="bold" officeooo:rsid="0016592c" officeooo:paragraph-rsid="0016592c" style:font-weight-asian="bold" style:font-weight-complex="bold"/>
    </style:style>
    <style:style style:name="P9" style:family="paragraph" style:parent-style-name="Standard">
      <style:text-properties fo:font-weight="bold" officeooo:rsid="002146a6" officeooo:paragraph-rsid="002146a6" style:font-weight-asian="bold" style:font-weight-complex="bold"/>
    </style:style>
    <style:style style:name="P10" style:family="paragraph" style:parent-style-name="Standard">
      <style:text-properties fo:font-weight="bold" officeooo:rsid="002146a6" officeooo:paragraph-rsid="0016592c" style:font-weight-asian="bold" style:font-weight-complex="bold"/>
    </style:style>
    <style:style style:name="P11" style:family="paragraph" style:parent-style-name="Standard">
      <style:text-properties fo:font-weight="bold" officeooo:rsid="002af74c" officeooo:paragraph-rsid="002af74c" style:font-weight-asian="bold" style:font-weight-complex="bold"/>
    </style:style>
    <style:style style:name="P12" style:family="paragraph" style:parent-style-name="Standard">
      <style:text-properties fo:font-weight="bold" officeooo:rsid="001fcfa9" officeooo:paragraph-rsid="001fcfa9" style:font-weight-asian="bold" style:font-weight-complex="bold"/>
    </style:style>
    <style:style style:name="P13" style:family="paragraph" style:parent-style-name="Standard">
      <style:text-properties fo:font-weight="bold" officeooo:rsid="002023d9" officeooo:paragraph-rsid="002023d9" style:font-weight-asian="bold" style:font-weight-complex="bold"/>
    </style:style>
    <style:style style:name="P14" style:family="paragraph" style:parent-style-name="Standard">
      <style:text-properties fo:font-weight="bold" officeooo:rsid="002023d9" officeooo:paragraph-rsid="00305f5a" style:font-weight-asian="bold" style:font-weight-complex="bold"/>
    </style:style>
    <style:style style:name="P15" style:family="paragraph" style:parent-style-name="Standard">
      <style:text-properties fo:font-weight="bold" officeooo:rsid="002023d9" officeooo:paragraph-rsid="003230b7" style:font-weight-asian="bold" style:font-weight-complex="bold"/>
    </style:style>
    <style:style style:name="P16" style:family="paragraph" style:parent-style-name="Standard">
      <style:text-properties fo:font-weight="bold" officeooo:rsid="002023d9" officeooo:paragraph-rsid="0036ccd9" style:font-weight-asian="bold" style:font-weight-complex="bold"/>
    </style:style>
    <style:style style:name="P17" style:family="paragraph" style:parent-style-name="Standard">
      <style:text-properties fo:font-weight="bold" officeooo:rsid="002da169" officeooo:paragraph-rsid="002da169" style:font-weight-asian="bold" style:font-weight-complex="bold"/>
    </style:style>
    <style:style style:name="P18" style:family="paragraph" style:parent-style-name="Standard">
      <style:text-properties fo:font-weight="bold" officeooo:rsid="00353e13" officeooo:paragraph-rsid="00353e13" style:font-weight-asian="bold" style:font-weight-complex="bold"/>
    </style:style>
    <style:style style:name="P19" style:family="paragraph" style:parent-style-name="Standard">
      <style:text-properties fo:font-weight="bold" officeooo:rsid="0027dbe4" officeooo:paragraph-rsid="001b12ef" style:font-weight-asian="bold" style:font-weight-complex="bold"/>
    </style:style>
    <style:style style:name="P20" style:family="paragraph" style:parent-style-name="Standard">
      <style:text-properties fo:font-weight="bold" officeooo:rsid="0022cd9e" officeooo:paragraph-rsid="0022cd9e" style:font-weight-asian="bold" style:font-weight-complex="bold"/>
    </style:style>
    <style:style style:name="P21" style:family="paragraph" style:parent-style-name="Standard">
      <style:text-properties fo:font-weight="bold" officeooo:rsid="00288e93" officeooo:paragraph-rsid="00288e93" style:font-weight-asian="bold" style:font-weight-complex="bold"/>
    </style:style>
    <style:style style:name="P22" style:family="paragraph" style:parent-style-name="Standard">
      <style:text-properties fo:font-weight="bold" officeooo:rsid="003e9965" officeooo:paragraph-rsid="003e9965" style:font-weight-asian="bold" style:font-weight-complex="bold"/>
    </style:style>
    <style:style style:name="P23" style:family="paragraph" style:parent-style-name="Standard">
      <style:text-properties officeooo:rsid="001b12ef" officeooo:paragraph-rsid="001b12ef"/>
    </style:style>
    <style:style style:name="P24" style:family="paragraph" style:parent-style-name="Standard">
      <style:text-properties officeooo:rsid="001b12ef" officeooo:paragraph-rsid="001cee69"/>
    </style:style>
    <style:style style:name="P25" style:family="paragraph" style:parent-style-name="Standard">
      <style:text-properties officeooo:rsid="001b12ef" officeooo:paragraph-rsid="00288e93"/>
    </style:style>
    <style:style style:name="P26" style:family="paragraph" style:parent-style-name="Standard">
      <style:text-properties officeooo:rsid="001b12ef" officeooo:paragraph-rsid="0027dbe4"/>
    </style:style>
    <style:style style:name="P27" style:family="paragraph" style:parent-style-name="Standard">
      <style:text-properties officeooo:rsid="001cee69" officeooo:paragraph-rsid="0022cd9e"/>
    </style:style>
    <style:style style:name="P28" style:family="paragraph" style:parent-style-name="Standard">
      <style:text-properties officeooo:rsid="001cee69" officeooo:paragraph-rsid="00288e93"/>
    </style:style>
    <style:style style:name="P29" style:family="paragraph" style:parent-style-name="Standard">
      <style:text-properties officeooo:rsid="001d5452" officeooo:paragraph-rsid="001d5452"/>
    </style:style>
    <style:style style:name="P30" style:family="paragraph" style:parent-style-name="Standard">
      <style:text-properties officeooo:rsid="001d5452" officeooo:paragraph-rsid="001f3f60"/>
    </style:style>
    <style:style style:name="P31" style:family="paragraph" style:parent-style-name="Standard">
      <style:text-properties officeooo:rsid="001d5452" officeooo:paragraph-rsid="002af74c"/>
    </style:style>
    <style:style style:name="P32" style:family="paragraph" style:parent-style-name="Standard">
      <style:text-properties officeooo:rsid="001f3f60" officeooo:paragraph-rsid="001f3f60"/>
    </style:style>
    <style:style style:name="P33" style:family="paragraph" style:parent-style-name="Standard">
      <style:text-properties officeooo:rsid="001f3f60" officeooo:paragraph-rsid="00353e13"/>
    </style:style>
    <style:style style:name="P34" style:family="paragraph" style:parent-style-name="Standard">
      <style:text-properties officeooo:rsid="002146a6" officeooo:paragraph-rsid="002146a6"/>
    </style:style>
    <style:style style:name="P35" style:family="paragraph" style:parent-style-name="Standard">
      <style:text-properties officeooo:rsid="002146a6" officeooo:paragraph-rsid="00305f5a"/>
    </style:style>
    <style:style style:name="P36" style:family="paragraph" style:parent-style-name="Standard">
      <style:text-properties officeooo:rsid="002146a6" officeooo:paragraph-rsid="003230b7"/>
    </style:style>
    <style:style style:name="P37" style:family="paragraph" style:parent-style-name="Standard">
      <style:text-properties officeooo:rsid="0022cd9e" officeooo:paragraph-rsid="0022cd9e"/>
    </style:style>
    <style:style style:name="P38" style:family="paragraph" style:parent-style-name="Standard">
      <style:text-properties officeooo:rsid="0022cd9e" officeooo:paragraph-rsid="002a2d1e"/>
    </style:style>
    <style:style style:name="P39" style:family="paragraph" style:parent-style-name="Standard">
      <style:text-properties officeooo:rsid="0027dbe4" officeooo:paragraph-rsid="0027dbe4"/>
    </style:style>
    <style:style style:name="P40" style:family="paragraph" style:parent-style-name="Standard">
      <style:text-properties officeooo:rsid="0028619c" officeooo:paragraph-rsid="0028619c"/>
    </style:style>
    <style:style style:name="P41" style:family="paragraph" style:parent-style-name="Standard">
      <style:text-properties officeooo:rsid="0028619c" officeooo:paragraph-rsid="00353e13"/>
    </style:style>
    <style:style style:name="P42" style:family="paragraph" style:parent-style-name="Standard">
      <style:text-properties fo:font-style="italic" officeooo:rsid="002af74c" officeooo:paragraph-rsid="002af74c" style:font-style-asian="italic" style:font-style-complex="italic"/>
    </style:style>
    <style:style style:name="P43" style:family="paragraph" style:parent-style-name="Standard">
      <style:text-properties officeooo:rsid="00288e93" officeooo:paragraph-rsid="00288e93"/>
    </style:style>
    <style:style style:name="P44" style:family="paragraph" style:parent-style-name="Standard">
      <style:text-properties officeooo:rsid="002a2d1e" officeooo:paragraph-rsid="002a2d1e"/>
    </style:style>
    <style:style style:name="P45" style:family="paragraph" style:parent-style-name="Standard">
      <style:text-properties officeooo:rsid="002af74c" officeooo:paragraph-rsid="002af74c"/>
    </style:style>
    <style:style style:name="P46" style:family="paragraph" style:parent-style-name="Standard">
      <style:text-properties officeooo:rsid="002c22eb" officeooo:paragraph-rsid="002c22eb"/>
    </style:style>
    <style:style style:name="P47" style:family="paragraph" style:parent-style-name="Standard">
      <style:text-properties fo:font-weight="normal" officeooo:rsid="002c22eb" officeooo:paragraph-rsid="002c22eb" style:font-weight-asian="normal" style:font-weight-complex="normal"/>
    </style:style>
    <style:style style:name="P48" style:family="paragraph" style:parent-style-name="Standard">
      <style:text-properties fo:font-weight="normal" officeooo:rsid="0036ccd9" officeooo:paragraph-rsid="0036ccd9" style:font-weight-asian="normal" style:font-weight-complex="normal"/>
    </style:style>
    <style:style style:name="P49" style:family="paragraph" style:parent-style-name="Standard">
      <style:text-properties fo:font-weight="normal" officeooo:rsid="00353e13" officeooo:paragraph-rsid="00353e13" style:font-weight-asian="normal" style:font-weight-complex="normal"/>
    </style:style>
    <style:style style:name="P50" style:family="paragraph" style:parent-style-name="Standard">
      <style:text-properties fo:font-weight="normal" officeooo:rsid="003e6a67" officeooo:paragraph-rsid="003e6a67" style:font-weight-asian="normal" style:font-weight-complex="normal"/>
    </style:style>
    <style:style style:name="P51" style:family="paragraph" style:parent-style-name="Standard">
      <style:text-properties officeooo:rsid="00305f5a" officeooo:paragraph-rsid="00305f5a"/>
    </style:style>
    <style:style style:name="P52" style:family="paragraph" style:parent-style-name="Standard">
      <style:text-properties officeooo:rsid="00305f5a" officeooo:paragraph-rsid="003230b7"/>
    </style:style>
    <style:style style:name="P53" style:family="paragraph" style:parent-style-name="Standard">
      <style:text-properties fo:font-style="normal" fo:font-weight="normal" officeooo:rsid="0028619c" officeooo:paragraph-rsid="0022cd9e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officeooo:rsid="002af74c" officeooo:paragraph-rsid="002af74c" style:font-style-asian="normal" style:font-style-complex="normal"/>
    </style:style>
    <style:style style:name="P55" style:family="paragraph" style:parent-style-name="Standard">
      <style:text-properties officeooo:rsid="00353e13" officeooo:paragraph-rsid="00353e13"/>
    </style:style>
    <style:style style:name="P56" style:family="paragraph" style:parent-style-name="Standard">
      <style:text-properties officeooo:rsid="0036ccd9" officeooo:paragraph-rsid="0036ccd9"/>
    </style:style>
    <style:style style:name="P57" style:family="paragraph" style:parent-style-name="Standard">
      <style:text-properties officeooo:rsid="0037c8ab" officeooo:paragraph-rsid="0037c8ab"/>
    </style:style>
    <style:style style:name="P58" style:family="paragraph" style:parent-style-name="Standard">
      <style:text-properties officeooo:rsid="003d265d" officeooo:paragraph-rsid="003d265d"/>
    </style:style>
    <style:style style:name="P59" style:family="paragraph" style:parent-style-name="Standard">
      <style:text-properties style:text-underline-style="solid" style:text-underline-width="auto" style:text-underline-color="font-color" fo:font-weight="bold" officeooo:rsid="0028619c" officeooo:paragraph-rsid="0028619c" style:font-weight-asian="bold" style:font-weight-complex="bold"/>
    </style:style>
    <style:style style:name="P60" style:family="paragraph" style:parent-style-name="Standard">
      <style:text-properties style:text-underline-style="solid" style:text-underline-width="auto" style:text-underline-color="font-color" fo:font-weight="bold" officeooo:rsid="0027dbe4" officeooo:paragraph-rsid="0027dbe4" style:font-weight-asian="bold" style:font-weight-complex="bold"/>
    </style:style>
    <style:style style:name="P61" style:family="paragraph" style:parent-style-name="Standard">
      <style:text-properties style:text-underline-style="solid" style:text-underline-width="auto" style:text-underline-color="font-color" fo:font-weight="bold" officeooo:rsid="001b12ef" officeooo:paragraph-rsid="001b12ef" style:font-weight-asian="bold" style:font-weight-complex="bold"/>
    </style:style>
    <style:style style:name="P62" style:family="paragraph" style:parent-style-name="Standard">
      <style:text-properties fo:color="#808080" loext:opacity="100%" fo:font-weight="bold" officeooo:rsid="002a2d1e" officeooo:paragraph-rsid="002a2d1e" style:font-weight-asian="bold" style:font-weight-complex="bold"/>
    </style:style>
    <style:style style:name="P63" style:family="paragraph" style:parent-style-name="Standard">
      <style:text-properties fo:color="#808080" loext:opacity="100%" officeooo:rsid="001b12ef" officeooo:paragraph-rsid="001cee69"/>
    </style:style>
    <style:style style:name="P64" style:family="paragraph" style:parent-style-name="Standard">
      <style:text-properties fo:color="#808080" loext:opacity="100%" officeooo:rsid="001cee69" officeooo:paragraph-rsid="001cee69"/>
    </style:style>
    <style:style style:name="P65" style:family="paragraph" style:parent-style-name="Standard">
      <style:text-properties fo:color="#808080" loext:opacity="100%" officeooo:rsid="001cee69" officeooo:paragraph-rsid="00283ba1"/>
    </style:style>
    <style:style style:name="P66" style:family="paragraph" style:parent-style-name="Standard">
      <style:text-properties officeooo:rsid="003e9965" officeooo:paragraph-rsid="003e9965"/>
    </style:style>
    <style:style style:name="P67" style:family="paragraph" style:parent-style-name="Standard">
      <style:text-properties officeooo:rsid="002c22eb" officeooo:paragraph-rsid="00353e13"/>
    </style:style>
    <style:style style:name="P68" style:family="paragraph" style:parent-style-name="Standard">
      <style:text-properties officeooo:rsid="0016592c" officeooo:paragraph-rsid="002146a6"/>
    </style:style>
    <style:style style:name="P69" style:family="paragraph" style:parent-style-name="Standard">
      <style:text-properties officeooo:rsid="001b3785" officeooo:paragraph-rsid="0040a1e8"/>
    </style:style>
    <style:style style:name="P70" style:family="paragraph" style:parent-style-name="Standard">
      <style:text-properties officeooo:rsid="001a61a3" officeooo:paragraph-rsid="0040a1e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3f60" style:font-weight-asian="bold" style:font-weight-complex="bold"/>
    </style:style>
    <style:style style:name="T3" style:family="text">
      <style:text-properties fo:font-weight="bold" officeooo:rsid="0022cd9e" style:font-weight-asian="bold" style:font-weight-complex="bold"/>
    </style:style>
    <style:style style:name="T4" style:family="text">
      <style:text-properties fo:font-weight="bold" officeooo:rsid="00353e13" style:font-weight-asian="bold" style:font-weight-complex="bold"/>
    </style:style>
    <style:style style:name="T5" style:family="text">
      <style:text-properties fo:font-weight="bold" officeooo:rsid="0028619c" style:font-weight-asian="bold" style:font-weight-complex="bold"/>
    </style:style>
    <style:style style:name="T6" style:family="text">
      <style:text-properties fo:font-weight="bold" officeooo:rsid="002a2d1e" style:font-weight-asian="bold" style:font-weight-complex="bold"/>
    </style:style>
    <style:style style:name="T7" style:family="text">
      <style:text-properties fo:font-weight="bold" officeooo:rsid="003e9965" style:font-weight-asian="bold" style:font-weight-complex="bold"/>
    </style:style>
    <style:style style:name="T8" style:family="text">
      <style:text-properties officeooo:rsid="0019455c"/>
    </style:style>
    <style:style style:name="T9" style:family="text">
      <style:text-properties officeooo:rsid="001cee69"/>
    </style:style>
    <style:style style:name="T10" style:family="text">
      <style:text-properties officeooo:rsid="001d5452"/>
    </style:style>
    <style:style style:name="T11" style:family="text">
      <style:text-properties officeooo:rsid="001f3f60"/>
    </style:style>
    <style:style style:name="T12" style:family="text">
      <style:text-properties officeooo:rsid="001fcfa9"/>
    </style:style>
    <style:style style:name="T13" style:family="text">
      <style:text-properties officeooo:rsid="002146a6"/>
    </style:style>
    <style:style style:name="T14" style:family="text">
      <style:text-properties officeooo:rsid="0022cd9e"/>
    </style:style>
    <style:style style:name="T15" style:family="text">
      <style:text-properties officeooo:rsid="0027dbe4"/>
    </style:style>
    <style:style style:name="T16" style:family="text">
      <style:text-properties officeooo:rsid="00283ba1"/>
    </style:style>
    <style:style style:name="T17" style:family="text">
      <style:text-properties officeooo:rsid="0028619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officeooo:rsid="00288e93"/>
    </style:style>
    <style:style style:name="T20" style:family="text">
      <style:text-properties officeooo:rsid="002a2d1e"/>
    </style:style>
    <style:style style:name="T21" style:family="text">
      <style:text-properties officeooo:rsid="002af74c"/>
    </style:style>
    <style:style style:name="T22" style:family="text">
      <style:text-properties officeooo:rsid="002c22e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02ef9a3"/>
    </style:style>
    <style:style style:name="T25" style:family="text">
      <style:text-properties officeooo:rsid="00305f5a"/>
    </style:style>
    <style:style style:name="T26" style:family="text">
      <style:text-properties officeooo:rsid="003230b7"/>
    </style:style>
    <style:style style:name="T27" style:family="text">
      <style:text-properties officeooo:rsid="0033705e"/>
    </style:style>
    <style:style style:name="T28" style:family="text">
      <style:text-properties officeooo:rsid="00353e13"/>
    </style:style>
    <style:style style:name="T29" style:family="text">
      <style:text-properties officeooo:rsid="0036ccd9"/>
    </style:style>
    <style:style style:name="T30" style:family="text">
      <style:text-properties officeooo:rsid="003d265d"/>
    </style:style>
    <style:style style:name="T3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style:text-underline-style="solid" style:text-underline-width="auto" style:text-underline-color="font-color" fo:font-weight="bold" officeooo:rsid="0027dbe4" style:font-weight-asian="bold" style:font-weight-complex="bold"/>
    </style:style>
    <style:style style:name="T33" style:family="text">
      <style:text-properties officeooo:rsid="003e6a67"/>
    </style:style>
    <style:style style:name="T34" style:family="text">
      <style:text-properties officeooo:rsid="003e9965"/>
    </style:style>
    <style:style style:name="T35" style:family="text">
      <style:text-properties officeooo:rsid="003f4d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Give Jake a hardcopy of help(NCIFD)</text:p>
      <text:p text:style-name="P19"/>
      <text:p text:style-name="P60">1) Load NCIFD</text:p>
      <text:p text:style-name="P39">packages window → check box → click on name to see what’s in it.</text:p>
      <text:p text:style-name="P26"/>
      <text:p text:style-name="P23"><text:span text:style-name="T32">2</text:span><text:span text:style-name="T31">) help(NCIFD)</text:span><text:span text:style-name="T1"> </text:span>to show what is stored in the p<text:span text:style-name="T10">a</text:span>ck<text:span text:style-name="T10">a</text:span>ge</text:p>
      <text:p text:style-name="P39">search for NCIFD in help pane</text:p>
      <text:p text:style-name="P23"/>
      <text:p text:style-name="P61"><text:span text:style-name="T15">3</text:span>) <text:span text:style-name="T14">Trout Distribution Dataset</text:span></text:p>
      <text:p text:style-name="P41">RS<text:span text:style-name="T30">tudio</text:span> <text:span text:style-name="T15">packages window → check box → click on name to see what’s in it → </text:span></text:p>
      <text:p text:style-name="P41"><text:tab/>click on troutDist in help window</text:p>
      <text:p text:style-name="P40"><text:tab/><text:span text:style-name="T28">notice: </text:span>opens <text:span text:style-name="T28">in </text:span>a spreadsheet <text:span text:style-name="T28">interface</text:span> </text:p>
      <text:p text:style-name="P23"/>
      <text:p text:style-name="P23">head(troutDist) – <text:span text:style-name="T28">notice how it </text:span><text:span text:style-name="T16">wraps text </text:span><text:span text:style-name="T28">on the screen</text:span></text:p>
      <text:p text:style-name="P37"/>
      <text:p text:style-name="P55">Export a R dataset as a CSV file</text:p>
      <text:p text:style-name="P25">write.csv(troutDist, file = '~/<text:span text:style-name="T16">Downloads/</text:span>troutDist.csv'<text:span text:style-name="T9">)</text:span><text:span text:style-name="T24"> </text:span></text:p>
      <text:p text:style-name="P37"/>
      <text:p text:style-name="P59"><text:span text:style-name="T30">4) P</text:span>ackage folder structure:</text:p>
      <text:p text:style-name="P37"><text:tab/>/<text:span text:style-name="T17">data</text:span></text:p>
      <text:p text:style-name="P53"><text:tab/>/data-raw</text:p>
      <text:p text:style-name="P37"><text:tab/>/<text:span text:style-name="T17">R</text:span></text:p>
      <text:p text:style-name="P37"><text:tab/>/<text:span text:style-name="T17">tests</text:span></text:p>
      <text:p text:style-name="P37"/>
      <text:p text:style-name="P20"><text:span text:style-name="T17">Show the /</text:span><text:span text:style-name="T19">data-raw </text:span><text:span text:style-name="T17">script</text:span></text:p>
      <text:p text:style-name="P27">troutDist.R – script that grabs the raw data, cleans it up, and saves as an *.rda file <text:span text:style-name="T12">in the </text:span>package.</text:p>
      <text:p text:style-name="P43">Walk <text:s/>through the script </text:p>
      <text:p text:style-name="P43">Run the script from the editor window with echo = TRUE</text:p>
      <text:p text:style-name="P4"><text:s text:c="2"/><text:span text:style-name="T28">or manually: source('~/OneDrive/R/pkg/NCIFD/data-raw/troutDist.R', echo = TRUE)</text:span></text:p>
      <text:p text:style-name="P4"/>
      <text:p text:style-name="P21">Open /R/troutDist.R</text:p>
      <text:p text:style-name="P43">talk through the <text:span text:style-name="T21">Roxygen Code </text:span><text:span text:style-name="T28">that makes the help</text:span></text:p>
      <text:p text:style-name="P28"/>
      <text:p text:style-name="P28"><text:span text:style-name="T1">help(troutDist) </text:span>– <text:span text:style-name="T14">help files store </text:span>metadata</text:p>
      <text:p text:style-name="P43">show links: e-mail, catchGridCode</text:p>
      <text:p text:style-name="P58">data.frame columns</text:p>
      <text:p text:style-name="P58">source – last updated</text:p>
      <text:p text:style-name="P24"/>
      <text:p text:style-name="P38"><text:span text:style-name="T5">/</text:span><text:span text:style-name="T6">tests </text:span><text:span text:style-name="T5">script</text:span><text:span text:style-name="T17"> – </text:span><text:span text:style-name="T27">about 2k package-wide</text:span></text:p>
      <text:p text:style-name="P44">walk through the script</text:p>
      <text:p text:style-name="P24"/>
      <text:p text:style-name="P62">Show my functions</text:p>
      <text:p text:style-name="P63">dfSlim(troutDist) – only print the cols that fit in window.</text:p>
      <text:p text:style-name="P64">dfCols(troutDist) – what’s in the cols</text:p>
      <text:p text:style-name="P64">dfCols(troutDist, 100) – what’s in the cols <text:span text:style-name="T14">with more unique examples</text:span></text:p>
      <text:p text:style-name="P65">df<text:span text:style-name="T16">Scan</text:span>(troutDist) – what’s in the cols <text:span text:style-name="T14">with more unique examples</text:span></text:p>
      <text:p text:style-name="P29"/>
      <text:p text:style-name="P29"><text:span text:style-name="T30">5</text:span>) <text:span text:style-name="T2">standardW</text:span><text:span text:style-name="T1">eight()</text:span></text:p>
      <text:p text:style-name="P29">standardWeight('BKT', 150) <text:span text:style-name="T20">#SABKT </text:span><text:span text:style-name="T28">is the default</text:span></text:p>
      <text:p text:style-name="P29"><text:soft-page-break/>standardWeight('BKT', 150, 'B') <text:span text:style-name="T20">#Old BKT equation</text:span></text:p>
      <text:p text:style-name="P30">standardWeight('BKT', <text:span text:style-name="T11">79</text:span>) <text:span text:style-name="T11">#cut off is 80mm TL</text:span></text:p>
      <text:p text:style-name="P31">standardWeight('BKT', 1<text:span text:style-name="T21">19</text:span>, 'B') <text:span text:style-name="T20">#Old </text:span><text:span text:style-name="T21">equation didn’t start working until tl_mm = 120</text:span></text:p>
      <text:p text:style-name="P30"/>
      <text:p text:style-name="P11">source code</text:p>
      <text:p text:style-name="P42"><text:span text:style-name="T28">NCIFD/</text:span>R<text:span text:style-name="T18">/condition.R</text:span></text:p>
      <text:p text:style-name="P54">help info <text:span text:style-name="T33">in Roxygen </text:span>at the start</text:p>
      <text:p text:style-name="P45">function <text:span text:style-name="T33">looks for </text:span>problems such as short fish and kicks out NA’<text:span text:style-name="T33">s</text:span></text:p>
      <text:p text:style-name="P45">makes a<text:span text:style-name="T28">n</text:span> alias <text:s/>= ‘ws’</text:p>
      <text:p text:style-name="P30"/>
      <text:p text:style-name="P11">standard weight equation parameters <text:span text:style-name="T28">are </text:span>in a hidden dataset</text:p>
      <text:p text:style-name="P49">these are ‘hidden’ because need to make sure users don’t change anything </text:p>
      <text:p text:style-name="P29">NCIFD:::wsLookup</text:p>
      <text:p text:style-name="P45">show BKT_A</text:p>
      <text:p text:style-name="P45">show how hits BKT_B for non-SABKT</text:p>
      <text:p text:style-name="P32"/>
      <text:p text:style-name="P32">dim(<text:span text:style-name="T10">NCIFD:::wsLookup</text:span>) <text:span text:style-name="T22">#currently 58 equations covering 47 species</text:span></text:p>
      <text:p text:style-name="P29"/>
      <text:p text:style-name="P33"><text:span text:style-name="T1">help(</text:span><text:span text:style-name="T4">ws</text:span><text:span text:style-name="T1">)</text:span> </text:p>
      <text:p text:style-name="P67">alias</text:p>
      <text:p text:style-name="P33">references</text:p>
      <text:p text:style-name="P67">fishes with multiple ws equations</text:p>
      <text:p text:style-name="P32"/>
      <text:p text:style-name="P12">tests</text:p>
      <text:p text:style-name="P47">tests/test_condition.R</text:p>
      <text:p text:style-name="P46">test against published values</text:p>
      <text:p text:style-name="P32"/>
      <text:p text:style-name="P17"><text:span text:style-name="T34">6</text:span>) relative weight</text:p>
      <text:p text:style-name="P48">can skip standardWeight and go straight to relative weight</text:p>
      <text:p text:style-name="P50">call is the same but with weight in grams also</text:p>
      <text:p text:style-name="P5">relativeWeight('BKT', 150, 30, '<text:span text:style-name="T12">B</text:span>'<text:span text:style-name="T12">) #or just call relativeWeight()</text:span></text:p>
      <text:p text:style-name="P2"/>
      <text:p text:style-name="P13"><text:span text:style-name="T34">7</text:span>) mtsl</text:p>
      <text:p text:style-name="P34">show the code – <text:span text:style-name="T29">this is a </text:span><text:span text:style-name="T14">long script </text:span><text:span text:style-name="T29">due to all the clean-up needed</text:span>:</text:p>
      <text:p text:style-name="P51">dfCols(mtsl)</text:p>
      <text:p text:style-name="P2"/>
      <text:p text:style-name="P2">df &lt;- mtsl[mtsl$district == 9 &amp; mtsl$year == 2021,]</text:p>
      <text:p text:style-name="P2"/>
      <text:p text:style-name="P14"><text:span text:style-name="T34">8</text:span>) <text:span text:style-name="T25">coldwaterStockingTrips</text:span></text:p>
      <text:p text:style-name="P35">show the code – <text:span text:style-name="T14">long script </text:span><text:span text:style-name="T29">due to clean-up</text:span>:</text:p>
      <text:p text:style-name="P56">head(coldwaterStockingTrips)</text:p>
      <text:p text:style-name="P51">dfCols(<text:span text:style-name="T29">coldwaterStockingTrips</text:span>)</text:p>
      <text:p text:style-name="P16"/>
      <text:p text:style-name="P22">9) Show graphs with cwst and mtsl</text:p>
      <text:p text:style-name="P15"/>
      <text:p text:style-name="P15"><text:span text:style-name="T34">10</text:span>) <text:span text:style-name="T26">fishes</text:span></text:p>
      <text:p text:style-name="P36">show the code – <text:span text:style-name="T14">long script</text:span>:</text:p>
      <text:p text:style-name="P56">head(fishes)</text:p>
      <text:p text:style-name="P52">dfCols(<text:span text:style-name="T34">fishes</text:span>)</text:p>
      <text:p text:style-name="P66"><text:soft-page-break/>help(fishes)</text:p>
      <text:p text:style-name="P6"/>
      <text:p text:style-name="P34"><text:span text:style-name="T7">11</text:span><text:span text:style-name="T1">) ferret</text:span><text:span text:style-name="T3">()</text:span><text:span text:style-name="T14"> - </text:span><text:span text:style-name="T24">searches texty dataframes</text:span></text:p>
      <text:p text:style-name="P8">When are STB stocked in Lake Hiwassee?</text:p>
      <text:p text:style-name="P1">ferret(warmwaterStockingTrips, 'hiwassee')</text:p>
      <text:p text:style-name="P1">ferret(warmwaterStockingTrips, c('sb', 'hiwassee'))</text:p>
      <text:p text:style-name="P1"/>
      <text:p text:style-name="P8">When does TRH have walleye for stocking?</text:p>
      <text:p text:style-name="P1"><text:span text:style-name="T23">fe</text:span>rret(warmwaterStockingTrips, c('wy')) #notice that it finds 'wy' in notes "hwy"</text:p>
      <text:p text:style-name="P1">ferret(warmwaterStockingTrips, c('WY'), exact = TRUE)</text:p>
      <text:p text:style-name="P1"/>
      <text:p text:style-name="P8">I<text:span text:style-name="T8">s</text:span> <text:span text:style-name="T8">C</text:span>harles D <text:span text:style-name="T8">O</text:span>wen still getting winter pond stockings?</text:p>
      <text:p text:style-name="P1">ferret(coldwaterStockingTrips, 'charles')</text:p>
      <text:p text:style-name="P10"/>
      <text:p text:style-name="P9">Find all of David Yow’s Creel Reports</text:p>
      <text:p text:style-name="P57">head(reports) - <text:span text:style-name="T35">s</text:span>how the references in reports</text:p>
      <text:p text:style-name="P3">ferret(reports, 'Yow'<text:span text:style-name="T13">) #too many results</text:span></text:p>
      <text:p text:style-name="P3">ferret(reports, c('Yow', 'creel')) <text:span text:style-name="T14">#can use multiple search terms</text:span></text:p>
      <text:p text:style-name="P3"/>
      <text:p text:style-name="P70"/>
      <text:p text:style-name="P70">When are Bear, Cedar Cliff, Wolf and Tanassee Stocked</text:p>
      <text:p text:style-name="P70"/>
      <text:p text:style-name="P70">Are we still stocking Cedar Cliff? <text:s/>Duke Power has been working on the dam and blocked off the parking lot. </text:p>
      <text:p text:style-name="P70"/>
      <text:p text:style-name="P69">Who is april boggs?</text:p>
      <text:p text:style-name="P3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30T09:59:55.123104161</meta:creation-date>
    <dc:date>2022-01-04T14:52:07.912836617</dc:date>
    <meta:editing-duration>PT4H14M6S</meta:editing-duration>
    <meta:editing-cycles>22</meta:editing-cycles>
    <meta:generator>LibreOffice/7.2.3.2$Linux_X86_64 LibreOffice_project/20$Build-2</meta:generator>
    <meta:print-date>2021-08-31T16:53:55.582361536</meta:print-date>
    <meta:document-statistic meta:table-count="0" meta:image-count="0" meta:object-count="0" meta:page-count="3" meta:paragraph-count="92" meta:word-count="521" meta:character-count="3483" meta:non-whitespace-character-count="3024"/>
  </office:meta>
</office:document-meta>
</file>